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Yi Baiti"/>
    </style:style>
    <style:style style:name="P2" style:family="paragraph" style:parent-style-name="Standard">
      <style:paragraph-properties fo:text-align="center" style:justify-single-word="false"/>
      <style:text-properties style:font-name="Microsoft Yi Baiti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Microsoft Yi Baiti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0e77" style:font-weight-asian="normal" style:font-weight-complex="normal"/>
    </style:style>
    <style:style style:name="T4" style:family="text">
      <style:text-properties style:text-underline-style="none" fo:font-weight="normal" officeooo:rsid="0017ab16" style:font-weight-asian="normal" style:font-weight-complex="normal"/>
    </style:style>
    <style:style style:name="T5" style:family="text">
      <style:text-properties style:text-underline-style="none" fo:font-weight="normal" officeooo:rsid="0017d409" style:font-weight-asian="normal" style:font-weight-complex="normal"/>
    </style:style>
    <style:style style:name="T6" style:family="text">
      <style:text-properties style:text-underline-style="none" fo:font-weight="normal" officeooo:rsid="00199449" style:font-weight-asian="normal" style:font-weight-complex="normal"/>
    </style:style>
    <style:style style:name="T7" style:family="text">
      <style:text-properties style:text-underline-style="none" fo:font-weight="normal" officeooo:rsid="001adb71" style:font-weight-asian="normal" style:font-weight-complex="normal"/>
    </style:style>
    <style:style style:name="T8" style:family="text">
      <style:text-properties style:text-underline-style="none" fo:font-weight="normal" officeooo:rsid="00227041" style:font-weight-asian="normal" style:font-weight-complex="normal"/>
    </style:style>
    <style:style style:name="T9" style:family="text">
      <style:text-properties style:text-underline-style="none" fo:font-weight="normal" officeooo:rsid="002a3666" style:font-weight-asian="normal" style:font-weight-complex="normal"/>
    </style:style>
    <style:style style:name="T10" style:family="text">
      <style:text-properties style:text-underline-style="none" fo:font-weight="normal" officeooo:rsid="002ad3d5" style:font-weight-asian="normal" style:font-weight-complex="normal"/>
    </style:style>
    <style:style style:name="T11" style:family="text">
      <style:text-properties style:text-underline-style="none" fo:font-weight="normal" officeooo:rsid="002e62d8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fo:font-weight="bold" officeooo:rsid="00199449" style:font-weight-asian="bold" style:font-weight-complex="bold"/>
    </style:style>
    <style:style style:name="T14" style:family="text">
      <style:text-properties officeooo:rsid="0016798f"/>
    </style:style>
    <style:style style:name="T15" style:family="text">
      <style:text-properties officeooo:rsid="0024bc7c"/>
    </style:style>
    <style:style style:name="T16" style:family="text">
      <style:text-properties officeooo:rsid="0028374d"/>
    </style:style>
    <style:style style:name="T17" style:family="text">
      <style:text-properties officeooo:rsid="002ce4f6"/>
    </style:style>
    <style:style style:name="T18" style:family="text">
      <style:text-properties officeooo:rsid="002fe4a8"/>
    </style:style>
    <style:style style:name="T19" style:family="text">
      <style:text-properties officeooo:rsid="0030f8f9"/>
    </style:style>
    <style:style style:name="T20" style:family="text">
      <style:text-properties officeooo:rsid="0031efe9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ck and Pinion</text:p>
      <text:p text:style-name="P1">For the <text:span text:style-name="T14">x axis linear movement </text:span>we will be using a rack and pinion setup. The fact that this particular linear motion only serves the purpose of locating elements in the magazine means that speed and acceleration isn’t a priority. Precision and accuracy is much more preferred. </text:p>
      <text:p text:style-name="P1"/>
      <text:p text:style-name="P1">The rack and pinions advantage over the belt drive is that the belt needs to be properly tensioned and is used for high speed tasks. <text:span text:style-name="T15">Another possible solution is to use a linear ball screw drive, however there is a certain geometrical constraint that prevents the use of such mechanism. This will be reviewed once again during the CAD design.</text:span></text:p>
      <text:p text:style-name="P1"/>
      <text:p text:style-name="P1">To select the correct rack and pinion for the x axis linear movement, we will make a few assumptions and calculations. </text:p>
      <text:p text:style-name="P1"/>
      <text:p text:style-name="P1"><text:span text:style-name="T2">Mass to be Moved <text:tab/><text:tab/><text:tab/><text:tab/><text:tab/><text:tab/></text:span><text:span text:style-name="T2"><draw:frame draw:style-name="fr1" draw:name="Object15" text:anchor-type="as-char" svg:y="-0.377cm" svg:width="0.515cm" svg:height="0.467cm" draw:z-index="5"><draw:object xlink:href="./Object 15" xlink:type="simple" xlink:show="embed" xlink:actuate="onLoad"/><draw:image xlink:href="./ObjectReplacements/Object 15" xlink:type="simple" xlink:show="embed" xlink:actuate="onLoad"/></draw:frame></text:span><text:span text:style-name="T2"> = </text:span><text:span text:style-name="T3">5 </text:span><text:span text:style-name="T2">kg </text:span></text:p>
      <text:p text:style-name="P1"><text:span text:style-name="T2">Speed <text:tab/><text:tab/><text:tab/><text:tab/><text:tab/><text:tab/><text:tab/><text:tab/></text:span><text:span text:style-name="T2"><draw:frame draw:style-name="fr1" draw:name="Object14" text:anchor-type="as-char" svg:y="-0.377cm" svg:width="0.423cm" svg:height="0.467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2"> = </text:span><text:span text:style-name="T4">1 </text:span><text:span text:style-name="T2">m/s </text:span></text:p>
      <text:p text:style-name="P1"><text:span text:style-name="T2">Acceleration Time<text:tab/><text:tab/><text:tab/><text:tab/><text:tab/><text:tab/></text:span><text:span text:style-name="T2"><draw:frame draw:style-name="fr1" draw:name="Object13" text:anchor-type="as-char" svg:y="-0.377cm" svg:width="0.485cm" svg:height="0.531cm" draw:z-index="7"><draw:object xlink:href="./Object 13" xlink:type="simple" xlink:show="embed" xlink:actuate="onLoad"/><draw:image xlink:href="./ObjectReplacements/Object 13" xlink:type="simple" xlink:show="embed" xlink:actuate="onLoad"/></draw:frame></text:span><text:span text:style-name="T2"> = </text:span><text:span text:style-name="T4">1 </text:span><text:span text:style-name="T2">s </text:span></text:p>
      <text:p text:style-name="P1">Acceleration Due to Gravity <text:tab/><text:tab/><text:tab/><text:tab/><text:tab/><draw:frame draw:style-name="fr1" draw:name="Object12" text:anchor-type="as-char" svg:y="-0.377cm" svg:width="0.443cm" svg:height="0.467cm" draw:z-index="8"><draw:object xlink:href="./Object 12" xlink:type="simple" xlink:show="embed" xlink:actuate="onLoad"/><draw:image xlink:href="./ObjectReplacements/Object 12" xlink:type="simple" xlink:show="embed" xlink:actuate="onLoad"/></draw:frame> = 9.81 m/s2 </text:p>
      <text:p text:style-name="P1"><text:span text:style-name="T2">Coefficient of Friction <text:tab/><text:tab/><text:tab/><text:tab/><text:tab/><text:tab/></text:span><text:span text:style-name="T2"><draw:frame draw:style-name="fr1" draw:name="Object11" text:anchor-type="as-char" svg:y="-0.21cm" svg:width="0.49cm" svg:height="0.316cm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2"> = </text:span><text:span text:style-name="T7">0.15</text:span></text:p>
      <text:p text:style-name="P1"><text:span text:style-name="T2">Load Factor <text:tab/><text:tab/><text:tab/><text:tab/><text:tab/><text:tab/><text:tab/></text:span><text:span text:style-name="T2"><draw:frame draw:style-name="fr1" draw:name="Object10" text:anchor-type="as-char" svg:y="-0.377cm" svg:width="0.743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= </text:span><text:span text:style-name="T6">1</text:span></text:p>
      <text:p text:style-name="P1"><text:span text:style-name="T2">Life-Time Factor <text:tab/><text:tab/><text:tab/><text:tab/><text:tab/><text:tab/></text:span><text:span text:style-name="T2"><draw:frame draw:style-name="fr1" draw:name="Object8" text:anchor-type="as-char" svg:y="-0.377cm" svg:width="0.536cm" svg:height="0.531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2"> = </text:span><text:span text:style-name="T4">0.85</text:span></text:p>
      <text:p text:style-name="P1"><text:span text:style-name="T2">Safety Coefficient <text:tab/><text:tab/><text:tab/><text:tab/><text:tab/><text:tab/></text:span><text:span text:style-name="T2"><draw:frame draw:style-name="fr1" draw:name="Object9" text:anchor-type="as-char" svg:y="-0.377cm" svg:width="0.614cm" svg:height="0.531cm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2"> = </text:span><text:span text:style-name="T5">1.</text:span><text:span text:style-name="T8">3</text:span></text:p>
      <text:p text:style-name="P1"><text:span text:style-name="T2">Linear Load Distribution Factor <text:tab/><text:tab/><text:tab/><text:tab/><text:tab/></text:span><text:span text:style-name="T2"><draw:frame draw:style-name="fr1" draw:name="Object7" text:anchor-type="as-char" svg:y="-0.377cm" svg:width="1.134cm" svg:height="0.54cm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2"> = </text:span><text:span text:style-name="T6">1.</text:span><text:span text:style-name="T8">5</text:span></text:p>
      <text:p text:style-name="P1"/>
      <text:p text:style-name="P1"/>
      <text:p text:style-name="P1"><text:span text:style-name="T13">C</text:span><text:span text:style-name="T12">alculations</text:span><text:span text:style-name="T2">:</text:span></text:p>
      <text:p text:style-name="P1"><draw:frame draw:style-name="fr1" draw:name="Object1" text:anchor-type="as-char" svg:y="-0.619cm" svg:width="2.799cm" svg:height="1.0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635cm" svg:width="8.112cm" svg:height="1.01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The tangential force acting between our rack and pinion is <text:span text:style-name="T18">quite </text:span>small. <text:span text:style-name="T16">We will now select an appropriate pinion and rack from a catalogue with a slightly larger feed force and compare the two values.</text:span></text:p>
      <text:p text:style-name="P1"/>
      <text:p text:style-name="P1"/>
      <text:p text:style-name="P1"><text:span text:style-name="T12">Assumed feed force</text:span><text:span text:style-name="T2">:</text:span><text:span text:style-name="T1"> </text:span></text:p>
      <text:p text:style-name="P1"><text:span text:style-name="T12">rack</text:span><text:span text:style-name="T2"> </text:span><text:span text:style-name="T9">BR(Basic Rack) C45</text:span><text:span text:style-name="T2">, ind. hardened, straight tooth, module </text:span><text:span text:style-name="T9">1, </text:span><text:span text:style-name="T11">(25 10 050)</text:span></text:p>
      <text:p text:style-name="P1"><text:span text:style-name="T12">pinion</text:span><text:span text:style-name="T2"> </text:span><text:span text:style-name="T9">C45</text:span><text:span text:style-name="T2">, Ind. Hardened, </text:span><text:span text:style-name="T9">20</text:span><text:span text:style-name="T2"> teeth, </text:span><text:span text:style-name="T11">(</text:span><text:span text:style-name="T2">21 10 020</text:span><text:span text:style-name="T11">), </text:span><text:span text:style-name="T2">page ZB-</text:span><text:span text:style-name="T10">36</text:span><text:span text:style-name="T2"> <text:tab/><text:tab/><text:tab/></text:span><text:span text:style-name="T2"><draw:frame draw:style-name="fr1" draw:name="Object6" text:anchor-type="as-char" svg:y="-0.377cm" svg:width="0.991cm" svg:height="0.531cm" draw:z-index="14"><draw:object xlink:href="./Object 6" xlink:type="simple" xlink:show="embed" xlink:actuate="onLoad"/><draw:image xlink:href="./ObjectReplacements/Object 6" xlink:type="simple" xlink:show="embed" xlink:actuate="onLoad"/></draw:frame></text:span><text:span text:style-name="T2"> = 1 kN</text:span></text:p>
      <text:p text:style-name="P1"/>
      <text:p text:style-name="P1"><draw:frame draw:style-name="fr1" draw:name="Object3" text:anchor-type="as-char" svg:y="-0.683cm" svg:width="8.132cm" svg:height="1.13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text:span text:style-name="T21">Condition</text:span>:</text:p>
      <text:p text:style-name="P1"><draw:frame draw:style-name="fr1" draw:name="Object4" text:anchor-type="as-char" svg:y="-0.377cm" svg:width="2.372cm" svg:height="0.531cm" draw:z-index="3"><draw:object xlink:href="./Object 4" xlink:type="simple" xlink:show="embed" xlink:actuate="onLoad"/><draw:image xlink:href="./ObjectReplacements/Object 4" xlink:type="simple" xlink:show="embed" xlink:actuate="onLoad"/></draw:frame><text:tab/><text:tab/><draw:frame draw:style-name="fr1" draw:name="Object5" text:anchor-type="as-char" svg:y="-0.377cm" svg:width="3.96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With the above condition <text:span text:style-name="T19">satisfied</text:span>, we know that the rack and pinion will be sufficient for ou<text:span text:style-name="T20">r</text:span> application. <text:span text:style-name="T17">However it is 50 times above our minimum value. A less industrial approach, such a plastic rack and pinion from a 3d printer may prove to be satisfactory at a much lower co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icrosoft Yi Baiti" svg:font-family="'Microsoft Yi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Microsoft_20_yi_20_baiti" style:display-name="Microsoft yi baiti" style:family="paragraph" style:parent-style-name="Standard">
      <style:paragraph-properties fo:text-align="start" style:justify-single-word="false"/>
      <style:text-properties style:text-underline-style="none" fo:font-weight="normal" officeooo:rsid="0021f006" style:font-weight-asian="normal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0:07:46.676000000</meta:creation-date>
    <dc:date>2017-12-03T21:24:41.288000000</dc:date>
    <meta:editing-duration>PT57M31S</meta:editing-duration>
    <meta:editing-cycles>39</meta:editing-cycles>
    <meta:generator>LibreOffice/5.4.3.2$Windows_X86_64 LibreOffice_project/92a7159f7e4af62137622921e809f8546db437e5</meta:generator>
    <meta:document-statistic meta:table-count="0" meta:image-count="0" meta:object-count="15" meta:page-count="1" meta:paragraph-count="24" meta:word-count="295" meta:character-count="1724" meta:non-whitespace-character-count="1373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frac>
          <mi>v</mi>
          <msub>
            <mi>t</mi>
            <mi>b</mi>
          </msub>
        </mfrac>
        <mo stretchy="false">=</mo>
        <mfrac>
          <mn>1</mn>
          <mn>1</mn>
        </mfrac>
        <mo stretchy="false">=</mo>
        <mn>1</mn>
      </mrow>
      <mfrac>
        <mi>m</mi>
        <msup>
          <mi>s</mi>
          <mn>2</mn>
        </msup>
      </mfrac>
    </mrow>
    <annotation encoding="StarMath 5.0">a = v over t_b = 1 over 1 = 1 m over s^2</annotation>
  </semantics>
</math>
</file>

<file path=Object 10/content.xml><?xml version="1.0" encoding="utf-8"?>
<math xmlns="http://www.w3.org/1998/Math/MathML" display="block">
  <semantics>
    <msub>
      <mi>K</mi>
      <mi>A</mi>
    </msub>
    <annotation encoding="StarMath 5.0">K_A</annotation>
  </semantics>
</math>
</file>

<file path=Object 11/content.xml><?xml version="1.0" encoding="utf-8"?>
<math xmlns="http://www.w3.org/1998/Math/MathML" display="block">
  <semantics>
    <mi>μ</mi>
    <annotation encoding="StarMath 5.0">%mu</annotation>
  </semantics>
</math>
</file>

<file path=Object 12/content.xml><?xml version="1.0" encoding="utf-8"?>
<math xmlns="http://www.w3.org/1998/Math/MathML" display="block">
  <semantics>
    <mi>g</mi>
    <annotation encoding="StarMath 5.0">g</annotation>
  </semantics>
</math>
</file>

<file path=Object 13/content.xml><?xml version="1.0" encoding="utf-8"?>
<math xmlns="http://www.w3.org/1998/Math/MathML" display="block">
  <semantics>
    <msub>
      <mi>t</mi>
      <mi>b</mi>
    </msub>
    <annotation encoding="StarMath 5.0">t_b</annotation>
  </semantics>
</math>
</file>

<file path=Object 14/content.xml><?xml version="1.0" encoding="utf-8"?>
<math xmlns="http://www.w3.org/1998/Math/MathML" display="block">
  <semantics>
    <mi>v</mi>
    <annotation encoding="StarMath 5.0">v</annotation>
  </semantics>
</math>
</file>

<file path=Object 15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row>
      <mrow>
        <msub>
          <mi>F</mi>
          <mi>u</mi>
        </msub>
        <mo stretchy="false">=</mo>
        <mfrac>
          <mrow>
            <mrow>
              <mi>m</mi>
              <mo stretchy="false">∗</mo>
              <mi>g</mi>
              <mo stretchy="false">∗</mo>
              <mi>μ</mi>
            </mrow>
            <mo stretchy="false">+</mo>
            <mrow>
              <mi>m</mi>
              <mo stretchy="false">∗</mo>
              <mi>a</mi>
            </mrow>
          </mrow>
          <mn>1000</mn>
        </mfrac>
        <mo stretchy="false">=</mo>
        <mfrac>
          <mn>12.3575</mn>
          <mn>1000</mn>
        </mfrac>
        <mo stretchy="false">=</mo>
        <mn>0.0123575</mn>
      </mrow>
      <mi mathvariant="italic">kN</mi>
    </mrow>
    <annotation encoding="StarMath 5.0">F_u = { m * g * %mu + m * a  } over 1000 = 12.3575 over 1000 = 0.0123575 kN</annotation>
  </semantics>
</math>
</file>

<file path=Object 3/content.xml><?xml version="1.0" encoding="utf-8"?>
<math xmlns="http://www.w3.org/1998/Math/MathML" display="block">
  <semantics>
    <mrow>
      <mrow>
        <msub>
          <mi>F</mi>
          <mrow>
            <mi>u</mi>
            <mi mathvariant="italic">zul</mi>
            <mrow>
              <mi>.</mi>
              <mo stretchy="false">/</mo>
              <mi mathvariant="italic">per</mi>
            </mrow>
            <mi>.</mi>
          </mrow>
        </msub>
        <mo stretchy="false">=</mo>
        <mfrac>
          <msub>
            <mi>F</mi>
            <mrow>
              <mi>u</mi>
              <mi mathvariant="italic">Tab</mi>
            </mrow>
          </msub>
          <mrow>
            <msub>
              <mi>K</mi>
              <mi>A</mi>
            </msub>
            <mo stretchy="false">∗</mo>
            <msub>
              <mi>S</mi>
              <mi>B</mi>
            </msub>
            <mo stretchy="false">∗</mo>
            <msub>
              <mi>f</mi>
              <mi>n</mi>
            </msub>
            <mo stretchy="false">∗</mo>
            <msub>
              <mi>L</mi>
              <mrow>
                <mi mathvariant="italic">KH</mi>
                <mi>β</mi>
              </mrow>
            </msub>
          </mrow>
        </mfrac>
        <mo stretchy="false">=</mo>
        <mfrac>
          <mn>1</mn>
          <mn>1.6575</mn>
        </mfrac>
        <mo stretchy="false">=</mo>
        <mn>0.6</mn>
      </mrow>
      <mi mathvariant="italic">kN</mi>
    </mrow>
    <annotation encoding="StarMath 5.0">F_{u zul./per.} = F_{ u Tab } over { K_A * S_B * f_n * L_{KH %beta} } = 1 over 1.6575 = 0.6 kN</annotation>
  </semantics>
</math>
</file>

<file path=Object 4/content.xml><?xml version="1.0" encoding="utf-8"?>
<math xmlns="http://www.w3.org/1998/Math/MathML" display="block">
  <semantics>
    <mrow>
      <msub>
        <mi>F</mi>
        <mrow>
          <mi>u</mi>
          <mi mathvariant="italic">zul</mi>
          <mrow>
            <mi>.</mi>
            <mo stretchy="false">/</mo>
            <mi mathvariant="italic">per</mi>
          </mrow>
          <mi>.</mi>
        </mrow>
      </msub>
      <mo stretchy="false">&gt;</mo>
      <msub>
        <mi>F</mi>
        <mi>u</mi>
      </msub>
    </mrow>
    <annotation encoding="StarMath 5.0">F_{ u zul./per. } &gt; F_u </annotation>
  </semantics>
</math>
</file>

<file path=Object 5/content.xml><?xml version="1.0" encoding="utf-8"?>
<math xmlns="http://www.w3.org/1998/Math/MathML" display="block">
  <semantics>
    <mrow>
      <mn>0.6</mn>
      <mrow>
        <mi mathvariant="italic">kN</mi>
        <mo stretchy="false">&gt;</mo>
        <mn>0.0123575</mn>
      </mrow>
      <mi mathvariant="italic">kN</mi>
    </mrow>
    <annotation encoding="StarMath 5.0">0.6kN &gt; 0.0123575kN</annotation>
  </semantics>
</math>
</file>

<file path=Object 6/content.xml><?xml version="1.0" encoding="utf-8"?>
<math xmlns="http://www.w3.org/1998/Math/MathML" display="block">
  <semantics>
    <msub>
      <mi>F</mi>
      <mrow>
        <mi>u</mi>
        <mi mathvariant="italic">tab</mi>
      </mrow>
    </msub>
    <annotation encoding="StarMath 5.0">F_{ u tab }</annotation>
  </semantics>
</math>
</file>

<file path=Object 7/content.xml><?xml version="1.0" encoding="utf-8"?>
<math xmlns="http://www.w3.org/1998/Math/MathML" display="block">
  <semantics>
    <msub>
      <mi>L</mi>
      <mrow>
        <mi>K</mi>
        <mi>H</mi>
        <mi>β</mi>
      </mrow>
    </msub>
    <annotation encoding="StarMath 5.0">L_{ K H %beta }</annotation>
  </semantics>
</math>
</file>

<file path=Object 8/content.xml><?xml version="1.0" encoding="utf-8"?>
<math xmlns="http://www.w3.org/1998/Math/MathML" display="block">
  <semantics>
    <msub>
      <mi>f</mi>
      <mi>n</mi>
    </msub>
    <annotation encoding="StarMath 5.0">f_n</annotation>
  </semantics>
</math>
</file>

<file path=Object 9/content.xml><?xml version="1.0" encoding="utf-8"?>
<math xmlns="http://www.w3.org/1998/Math/MathML" display="block">
  <semantics>
    <msub>
      <mi>S</mi>
      <mi>B</mi>
    </msub>
    <annotation encoding="StarMath 5.0">S_B</annotation>
  </semantics>
</math>
</file>